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ba30c" officeooo:paragraph-rsid="001ba30c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ba30c" officeooo:paragraph-rsid="0024cd73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a30c" officeooo:paragraph-rsid="00278aec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ba30c" officeooo:paragraph-rsid="00287d3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ba30c" officeooo:paragraph-rsid="002a032c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ba30c" officeooo:paragraph-rsid="002cd655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effcd" officeooo:paragraph-rsid="001effc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fc07e" officeooo:paragraph-rsid="001fc07e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officeooo:rsid="001effcd" officeooo:paragraph-rsid="001effcd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bold" officeooo:rsid="0022de53" officeooo:paragraph-rsid="001effcd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tyle="normal" fo:font-weight="bold" officeooo:rsid="001effcd" officeooo:paragraph-rsid="001effc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1fc15b" officeooo:paragraph-rsid="001fc15b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2112d7" officeooo:paragraph-rsid="002112d7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2112d7" officeooo:paragraph-rsid="0024cd73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22de53" officeooo:paragraph-rsid="0023f78a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24cd73" officeooo:paragraph-rsid="0024cd73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01ba30c" officeooo:paragraph-rsid="002d7347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bold" officeooo:rsid="002d7347" officeooo:paragraph-rsid="002d7347" style:font-weight-asian="bold" style:font-weight-complex="bold"/>
    </style:style>
    <style:style style:name="P19" style:family="paragraph" style:parent-style-name="Text_20_body">
      <style:paragraph-properties fo:text-align="start" style:justify-single-word="false" style:writing-mode="lr-tb"/>
      <style:text-properties fo:font-weight="normal" officeooo:rsid="002e3bba" officeooo:paragraph-rsid="002e3bba" style:font-weight-asian="normal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fo:font-weight="normal" officeooo:rsid="002e5e73" officeooo:paragraph-rsid="002e5e73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57fa5" style:font-size-asian="11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style:font-size-asian="11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032c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8d25" style:font-size-asian="11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b5bd5" style:font-size-asian="11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cd655" style:font-size-asian="11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d7347" style:font-size-asian="11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ize="11pt" fo:font-style="normal" fo:text-shadow="none" style:text-underline-style="none" style:font-size-asian="11pt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2ed1ba" style:font-size-asian="11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1pt" fo:text-shadow="none" style:text-underline-style="none" style:font-size-asian="11pt" style:text-emphasize="none"/>
    </style:style>
    <style:style style:name="T14" style:family="text">
      <style:text-properties officeooo:rsid="0022de5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1"><text:span text:style-name="T13">Reporting / Analytics</text:span></text:p>
      <text:p text:style-name="P7"><text:span text:style-name="T1"/></text:p>
      <text:p text:style-name="P8"><text:span text:style-name="T3">C</text:span><text:span text:style-name="T1">ollaborated with front office users to develop specifications for predefined and ad-hoc reporting modules </text:span><text:span text:style-name="T3">(e.g.,</text:span><text:span text:style-name="T1"> attribution, exposure, liquidity and cash availability</text:span><text:span text:style-name="T3">)</text:span><text:span text:style-name="T1">.</text:span></text:p>
      <text:p text:style-name="P8"><text:span text:style-name="T1"/></text:p>
      <text:p text:style-name="P12"><text:span text:style-name="T1">Worked with portfolio managers and analysis to build factor-based models and stock screeners.</text:span></text:p>
      <text:p text:style-name="P8"><text:span text:style-name="T1"/></text:p>
      <text:p text:style-name="P12">Developed scalable back-end data architecture that leveraged machine learning server (RevoScaleR) to host and execute our internally developed R packages.</text:p>
      <text:p text:style-name="P12"/>
      <text:p text:style-name="P14">Ensured 85%+ unit test coverage over all layers of the application with a combination of <text:span text:style-name="T14">NUnit, Moq, tSQL-t and test.that.</text:span></text:p>
      <text:p text:style-name="P13"/>
      <text:p text:style-name="P15"><text:span text:style-name="T1">Implemented a third party data warehouse solution to integrate our accounting, order management and market data systems to streamline the end of day NAV/P&amp;L reporting workflow.</text:span></text:p>
      <text:p text:style-name="P7"><text:span text:style-name="T2"/></text:p>
      <text:p text:style-name="P9"><text:span text:style-name="T11">Trading / Risk</text:span></text:p>
      <text:p text:style-name="P10"><text:span text:style-name="T11"/></text:p>
      <text:p text:style-name="P5"><text:span text:style-name="T7">Created </text:span><text:span text:style-name="T1">a suite of FX hedging and settlement tools to automate our FX process.</text:span></text:p>
      <text:p text:style-name="P5"><text:span text:style-name="T5"/></text:p>
      <text:p text:style-name="P6"><text:span text:style-name="T7">Built c</text:span><text:span text:style-name="T1">ore </text:span><text:span text:style-name="T5">h</text:span><text:span text:style-name="T1">edging model in R </text:span><text:span text:style-name="T5">to support</text:span><text:span text:style-name="T1"> </text:span><text:span text:style-name="T5">usage of </text:span><text:span text:style-name="T1">various hedging metrics (</text:span><text:span text:style-name="T5">e.g., </text:span><text:span text:style-name="T1">FMV, MTM, </text:span><text:span text:style-name="T5">c</text:span><text:span text:style-name="T1">ost, </text:span><text:span text:style-name="T5">f</text:span><text:span text:style-name="T1">ixed, </text:span><text:span text:style-name="T5">u</text:span><text:span text:style-name="T1">nderlying, </text:span><text:span text:style-name="T5">c</text:span><text:span text:style-name="T1">ustom </text:span><text:span text:style-name="T5">m</text:span><text:span text:style-name="T1">odel) to calculate the target </text:span><text:span text:style-name="T5">exposure </text:span><text:span text:style-name="T1">by strategy, then aggregate</text:span><text:span text:style-name="T9">d</text:span><text:span text:style-name="T1"> across the firm.</text:span></text:p>
      <text:p text:style-name="P3"><text:span text:style-name="T1"/></text:p>
      <text:p text:style-name="P16"><text:span text:style-name="T1">Consolidated disperse analyst models </text:span><text:span text:style-name="T4">used to build option strategies</text:span><text:span text:style-name="T1"> </text:span><text:span text:style-name="T4">in </text:span><text:span text:style-name="T1">Matlab/Excel </text:span><text:span text:style-name="T4">into a</text:span><text:span text:style-name="T5">n application</text:span><text:span text:style-name="T4"> </text:span><text:span text:style-name="T5">framework built by leveraging QuantLib.</text:span></text:p>
      <text:p text:style-name="P2"><text:span text:style-name="T1"/></text:p>
      <text:p text:style-name="P4"><text:span text:style-name="T1">Built a real-time </text:span><text:span text:style-name="T6">p</text:span><text:span text:style-name="T1">rofit-</text:span><text:span text:style-name="T6">l</text:span><text:span text:style-name="T1">oss system by integrating data from our core accounting / OMS systems </text:span><text:span text:style-name="T7">and </text:span><text:span text:style-name="T1">enrich</text:span><text:span text:style-name="T7">ing</text:span><text:span text:style-name="T1"> </text:span><text:span text:style-name="T7">it </text:span><text:span text:style-name="T1">with market data using our </text:span><text:span text:style-name="T7">m</text:span><text:span text:style-name="T1">arket </text:span><text:span text:style-name="T7">d</text:span><text:span text:style-name="T1">ata service.</text:span></text:p>
      <text:p text:style-name="P4"><text:span text:style-name="T1"/></text:p>
      <text:p text:style-name="P17"><text:span text:style-name="T1">Developed a reusable </text:span><text:span text:style-name="T8">market data service</text:span><text:span text:style-name="T1"> that </text:span><text:span text:style-name="T8">encapsulated </text:span><text:span text:style-name="T1">real-time </text:span><text:span text:style-name="T10">feed requests</text:span><text:span text:style-name="T1"> </text:span><text:span text:style-name="T10">for dependent upstream applications</text:span><text:span text:style-name="T1">.</text:span></text:p>
      <text:p text:style-name="P18"><text:span text:style-name="T11">Research Management</text:span></text:p>
      <text:p text:style-name="P19"><text:span text:style-name="T11">Developed a non-intrusive metadata tagging system used to tag and identify research content.</text:span></text:p>
      <text:p text:style-name="P20"><text:span text:style-name="T11">Used supervised learning methods to automatically tag user generated and external content (e.g., </text:span><text:span text:style-name="T12">company, </text:span><text:span text:style-name="T11">filing, write-up, model, earnings call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02:57.689450958</meta:creation-date>
    <dc:date>2020-01-08T10:22:15.364875432</dc:date>
    <meta:editing-duration>PT2H49M1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47" meta:character-count="1716" meta:non-whitespace-character-count="1484"/>
  </office:meta>
</office:document-meta>
</file>